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bottom"/>
    </style:style>
    <style:style style:name="gr4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 fo:padding-bottom="0.33cm"/>
    </style:style>
    <style:style style:name="gr6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botto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33cm"/>
    </style:style>
    <style:style style:name="gr9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2.42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5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9.5pt"/>
    </style:style>
    <style:style style:name="P3" style:family="paragraph">
      <style:paragraph-properties fo:margin-left="0cm" fo:margin-right="0cm" fo:text-align="center" fo:text-indent="0cm"/>
      <style:text-properties style:text-position="33% 58%" fo:font-size="9.5pt"/>
    </style:style>
    <style:style style:name="P4" style:family="paragraph">
      <style:paragraph-properties fo:margin-left="0cm" fo:margin-right="0cm" fo:text-align="center" fo:text-indent="0cm"/>
      <style:text-properties style:text-position="super 58%" fo:font-size="9.5pt"/>
    </style:style>
    <style:style style:name="P5" style:family="paragraph">
      <style:paragraph-properties fo:margin-left="0cm" fo:margin-right="0cm" fo:text-indent="0cm"/>
      <style:text-properties fo:font-size="11.3999996185303pt"/>
    </style:style>
    <style:style style:name="P6" style:family="paragraph">
      <style:paragraph-properties fo:margin-left="0cm" fo:margin-right="0cm" fo:text-indent="0cm"/>
      <style:text-properties fo:font-size="9.5pt" style:font-size-asian="10pt" style:font-size-complex="10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text-position="47% 99%" fo:font-size="10pt"/>
    </style:style>
    <style:style style:name="T2" style:family="text">
      <style:text-properties style:text-position="33% 58%" fo:font-size="10pt" style:font-size-asian="18pt" style:font-size-complex="18pt"/>
    </style:style>
    <style:style style:name="T3" style:family="text">
      <style:text-properties style:text-position="super 58%" fo:font-size="10pt"/>
    </style:style>
    <style:style style:name="T4" style:family="text">
      <style:text-properties fo:font-size="10pt"/>
    </style:style>
    <style:style style:name="T5" style:family="text">
      <style:text-properties fo:font-size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22cm" svg:height="0.27cm" svg:x="6.627cm" svg:y="4.071cm">
          <text:p/>
        </draw:rect>
        <draw:ellipse draw:style-name="gr1" draw:text-style-name="P1" draw:layer="layout" svg:width="0.419cm" svg:height="0.428cm" svg:x="6.518cm" svg:y="4.296cm">
          <text:p/>
        </draw:ellipse>
        <draw:ellipse draw:style-name="gr2" draw:text-style-name="P1" draw:layer="layout" svg:width="0.22cm" svg:height="0.225cm" svg:x="6.627cm" svg:y="4.408cm">
          <text:p/>
        </draw:ellipse>
        <draw:ellipse draw:style-name="gr2" draw:text-style-name="P1" draw:layer="layout" svg:width="0.22cm" svg:height="0.225cm" svg:x="5.812cm" svg:y="5.871cm">
          <text:p/>
        </draw:ellipse>
        <draw:line draw:style-name="gr3" draw:text-style-name="P2" draw:layer="layout" svg:x1="6.716cm" svg:y1="4.543cm" svg:x2="11.1cm" svg:y2="4.543cm">
          <text:p text:style-name="P2"><text:span text:style-name="T1">Gate</text:span></text:p>
        </draw:line>
        <draw:line draw:style-name="gr4" draw:text-style-name="P1" draw:layer="layout" svg:x1="5.923cm" svg:y1="5.985cm" svg:x2="6.717cm" svg:y2="5.985cm">
          <text:p/>
        </draw:line>
        <draw:line draw:style-name="gr5" draw:text-style-name="P3" draw:layer="layout" svg:x1="5.922cm" svg:y1="6.614cm" svg:x2="6.715cm" svg:y2="6.614cm">
          <text:p text:style-name="P3"><text:span text:style-name="T2">Ons</text:span></text:p>
        </draw:line>
        <draw:line draw:style-name="gr6" draw:text-style-name="P4" draw:layer="layout" svg:x1="7.011cm" svg:y1="4.577cm" svg:x2="7.011cm" svg:y2="6.018cm">
          <text:p text:style-name="P4"><text:span text:style-name="T3">Owe</text:span></text:p>
        </draw:line>
        <draw:line draw:style-name="gr4" draw:text-style-name="P1" draw:layer="layout" svg:x1="6.729cm" svg:y1="4.553cm" svg:x2="6.729cm" svg:y2="5.972cm">
          <text:p/>
        </draw:line>
        <draw:rect draw:style-name="gr7" draw:text-style-name="P2" draw:layer="layout" svg:width="3.569cm" svg:height="1.621cm" svg:x="4.072cm" svg:y="2.451cm">
          <text:p text:style-name="P2"><text:span text:style-name="T4">Gatepost</text:span></text:p>
        </draw:rect>
        <draw:rect draw:style-name="gr1" draw:text-style-name="P1" draw:layer="layout" svg:width="0.22cm" svg:height="1.733cm" svg:x="5.813cm" svg:y="4.071cm">
          <text:p/>
        </draw:rect>
        <draw:ellipse draw:style-name="gr1" draw:text-style-name="P1" draw:layer="layout" svg:width="0.419cm" svg:height="0.428cm" svg:x="5.704cm" svg:y="5.759cm">
          <text:p/>
        </draw:ellipse>
        <draw:ellipse draw:style-name="gr2" draw:text-style-name="P1" draw:layer="layout" svg:width="0.22cm" svg:height="0.225cm" svg:x="5.813cm" svg:y="5.872cm">
          <text:p/>
        </draw:ellipse>
        <draw:frame draw:style-name="gr8" draw:text-style-name="P5" draw:layer="layout" svg:width="0.786cm" svg:height="0.721cm" svg:x="4.818cm" svg:y="4.201cm">
          <draw:text-box>
            <text:p text:style-name="P5"><text:span text:style-name="T5">A</text:span></text:p>
          </draw:text-box>
        </draw:frame>
        <draw:line draw:style-name="gr9" draw:text-style-name="P1" draw:layer="layout" svg:x1="5.297cm" svg:y1="4.513cm" svg:x2="6.421cm" svg:y2="4.53cm">
          <text:p/>
        </draw:line>
        <draw:frame draw:style-name="gr8" draw:text-style-name="P5" draw:layer="layout" svg:width="0.786cm" svg:height="0.721cm" svg:x="4.221cm" svg:y="5.659cm">
          <draw:text-box>
            <text:p text:style-name="P5"><text:span text:style-name="T5">B</text:span></text:p>
          </draw:text-box>
        </draw:frame>
        <draw:line draw:style-name="gr9" draw:text-style-name="P1" draw:layer="layout" svg:x1="4.735cm" svg:y1="6.014cm" svg:x2="5.611cm" svg:y2="6.014cm">
          <text:p/>
        </draw:line>
        <draw:line draw:style-name="gr9" draw:text-style-name="P1" draw:layer="layout" svg:x1="7.305cm" svg:y1="6.608cm" svg:x2="6.754cm" svg:y2="6.068cm">
          <text:p/>
        </draw:line>
        <draw:frame draw:style-name="gr10" draw:text-style-name="P6" draw:layer="layout" svg:width="3.131cm" svg:height="0.645cm" svg:x="7.15cm" svg:y="6.406cm">
          <draw:text-box>
            <text:p text:style-name="P6"><text:span text:style-name="T6">Lower hinge arm</text:span></text:p>
          </draw:text-box>
        </draw:frame>
        <draw:line draw:style-name="gr11" draw:text-style-name="P7" draw:layer="layout" svg:x1="1.466cm" svg:y1="5.287cm" svg:x2="2.865cm" svg:y2="5.287cm">
          <text:p/>
        </draw:line>
        <draw:frame draw:style-name="gr12" draw:text-style-name="P5" draw:layer="layout" svg:width="0.807cm" svg:height="0.721cm" svg:x="2.727cm" svg:y="4.994cm">
          <draw:text-box>
            <text:p text:style-name="P5"><text:span text:style-name="T5">N</text:span></text:p>
          </draw:text-box>
        </draw:frame>
        <draw:line draw:style-name="gr2" draw:text-style-name="P7" draw:layer="layout" svg:x1="2.001cm" svg:y1="4.881cm" svg:x2="2.001cm" svg:y2="5.6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41:16</meta:creation-date>
    <dc:date>2014-01-01T11:45:20</dc:date>
    <meta:editing-duration>P0D</meta:editing-duration>
    <meta:editing-cycles>1</meta:editing-cycles>
    <meta:document-statistic meta:object-count="22"/>
    <meta:generator>LibreOffice/4.0.3.3$MacOSX_x86 LibreOffice_project/0eaa50a932c8f2199a615e1eb30f7ac74279539</meta:generator>
  </office:meta>
</office:document-meta>
</file>